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624" style:parent-style-name="LO-Normal" style:family="paragraph">
      <style:paragraph-properties fo:margin-bottom="0in" fo:margin-right="-1.1812in"/>
    </style:style>
    <style:style style:name="T625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79862963BR</text:p>
        </text:list-item>
        <text:list-item>
          <text:p text:style-name="P305">AK279943605BR</text:p>
        </text:list-item>
        <text:list-item>
          <text:p text:style-name="P306">AA237029612BR</text:p>
        </text:list-item>
        <text:list-item>
          <text:p text:style-name="P307">AK279849202BR</text:p>
        </text:list-item>
        <text:list-item>
          <text:p text:style-name="P308">AK280076584BR</text:p>
        </text:list-item>
        <text:list-item>
          <text:p text:style-name="P309">AK279960427BR</text:p>
        </text:list-item>
        <text:list-item>
          <text:p text:style-name="P310">AK279912470BR</text:p>
        </text:list-item>
        <text:list-item>
          <text:p text:style-name="P311">AK280036917BR</text:p>
        </text:list-item>
        <text:list-item>
          <text:p text:style-name="P312">AA236930520BR</text:p>
        </text:list-item>
        <text:list-item>
          <text:p text:style-name="P313">AK279879840BR</text:p>
        </text:list-item>
        <text:list-item>
          <text:p text:style-name="P314">AK279885505BR</text:p>
        </text:list-item>
        <text:list-item>
          <text:p text:style-name="P315">AK279833437BR</text:p>
        </text:list-item>
        <text:list-item>
          <text:p text:style-name="P316">AA236946992BR</text:p>
        </text:list-item>
        <text:list-item>
          <text:p text:style-name="P317">AK280016395BR</text:p>
        </text:list-item>
        <text:list-item>
          <text:p text:style-name="P318">AK280036885BR</text:p>
        </text:list-item>
        <text:list-item>
          <text:p text:style-name="P319">AK280079930BR</text:p>
        </text:list-item>
        <text:list-item>
          <text:p text:style-name="P320">AK280184805BR</text:p>
        </text:list-item>
        <text:list-item>
          <text:p text:style-name="P321">AK280195856BR</text:p>
        </text:list-item>
        <text:list-item>
          <text:p text:style-name="P322">AK279932797BR</text:p>
        </text:list-item>
        <text:list-item>
          <text:p text:style-name="P323">AA237053925BR</text:p>
        </text:list-item>
        <text:list-item>
          <text:p text:style-name="P324">AK279813004BR</text:p>
        </text:list-item>
        <text:list-item>
          <text:p text:style-name="P325">AA236041815BR</text:p>
        </text:list-item>
        <text:list-item>
          <text:p text:style-name="P326">AA237109085BR</text:p>
        </text:list-item>
        <text:list-item>
          <text:p text:style-name="P327">AK280216539BR</text:p>
        </text:list-item>
        <text:list-item>
          <text:p text:style-name="P328">AA237040034BR</text:p>
        </text:list-item>
        <text:list-item>
          <text:p text:style-name="P329">AA236951975BR</text:p>
        </text:list-item>
        <text:list-item>
          <text:p text:style-name="P330">AA178113524BR</text:p>
        </text:list-item>
        <text:list-item>
          <text:p text:style-name="P331">AK279988371BR</text:p>
        </text:list-item>
        <text:list-item>
          <text:p text:style-name="P332">AK280220003BR</text:p>
        </text:list-item>
        <text:list-item>
          <text:p text:style-name="P333">AK279871231BR</text:p>
        </text:list-item>
        <text:list-item>
          <text:p text:style-name="P334">AK279826643BR</text:p>
        </text:list-item>
        <text:list-item>
          <text:p text:style-name="P335">AA236972710BR</text:p>
        </text:list-item>
        <text:list-item>
          <text:p text:style-name="P336">AK279879717BR</text:p>
        </text:list-item>
        <text:list-item>
          <text:p text:style-name="P337">AA237009017BR</text:p>
        </text:list-item>
        <text:list-item>
          <text:p text:style-name="P338">AK279867268BR</text:p>
        </text:list-item>
        <text:list-item>
          <text:p text:style-name="P339">AK279856628BR</text:p>
        </text:list-item>
        <text:list-item>
          <text:p text:style-name="P340">AK279849406BR</text:p>
        </text:list-item>
        <text:list-item>
          <text:p text:style-name="P341">AK280059541BR</text:p>
        </text:list-item>
        <text:list-item>
          <text:p text:style-name="P342">AK279918945BR</text:p>
        </text:list-item>
        <text:list-item>
          <text:p text:style-name="P343">AA237086345BR</text:p>
        </text:list-item>
        <text:list-item>
          <text:p text:style-name="P344">AK279866109BR</text:p>
        </text:list-item>
        <text:list-item>
          <text:p text:style-name="P345">AK279939486BR</text:p>
        </text:list-item>
        <text:list-item>
          <text:p text:style-name="P346">SY615224448BR</text:p>
        </text:list-item>
        <text:list-item>
          <text:p text:style-name="P347">QN570263974BR</text:p>
        </text:list-item>
        <text:list-item>
          <text:p text:style-name="P348">QN570263869BR</text:p>
        </text:list-item>
        <text:list-item>
          <text:p text:style-name="P349">QN570263909BR</text:p>
        </text:list-item>
        <text:list-item>
          <text:p text:style-name="P350">QN570263943BR</text:p>
        </text:list-item>
        <text:list-item>
          <text:p text:style-name="P351">QN570263988BR</text:p>
        </text:list-item>
        <text:list-item>
          <text:p text:style-name="P352">QN570263991BR</text:p>
        </text:list-item>
        <text:list-item>
          <text:p text:style-name="P353">QN570264025BR</text:p>
        </text:list-item>
        <text:list-item>
          <text:p text:style-name="P354">QN570264011BR</text:p>
        </text:list-item>
        <text:list-item>
          <text:p text:style-name="P355">QN570264039BR</text:p>
        </text:list-item>
        <text:list-item>
          <text:p text:style-name="P356">QN570264538BR</text:p>
        </text:list-item>
        <text:list-item>
          <text:p text:style-name="P357">QN570264060BR</text:p>
        </text:list-item>
        <text:list-item>
          <text:p text:style-name="P358">QN570264524BR</text:p>
        </text:list-item>
        <text:list-item>
          <text:p text:style-name="P359">QN570264507BR</text:p>
        </text:list-item>
        <text:list-item>
          <text:p text:style-name="P360">QN570264484BR</text:p>
        </text:list-item>
        <text:list-item>
          <text:p text:style-name="P361">QN570264498BR</text:p>
        </text:list-item>
        <text:list-item>
          <text:p text:style-name="P362">QN570264475BR</text:p>
        </text:list-item>
        <text:list-item>
          <text:p text:style-name="P363">QN570264467BR</text:p>
        </text:list-item>
        <text:list-item>
          <text:p text:style-name="P364">AK286768209BR</text:p>
        </text:list-item>
        <text:list-item>
          <text:p text:style-name="P365">AK286768212BR</text:p>
        </text:list-item>
        <text:list-item>
          <text:p text:style-name="P366">AK286523121BR</text:p>
        </text:list-item>
        <text:list-item>
          <text:p text:style-name="P367">AA242323002BR</text:p>
        </text:list-item>
        <text:list-item>
          <text:p text:style-name="P368">AK286215222BR</text:p>
        </text:list-item>
        <text:list-item>
          <text:p text:style-name="P369">QN570264073BR</text:p>
        </text:list-item>
        <text:list-item>
          <text:p text:style-name="P370">QN570264440BR</text:p>
        </text:list-item>
        <text:list-item>
          <text:p text:style-name="P371">QN570263872BR</text:p>
        </text:list-item>
        <text:list-item>
          <text:p text:style-name="P372">QN570264541BR</text:p>
        </text:list-item>
        <text:list-item>
          <text:p text:style-name="P373">QN570264555BR</text:p>
        </text:list-item>
        <text:list-item>
          <text:p text:style-name="P374">QN570264008BR</text:p>
        </text:list-item>
        <text:list-item>
          <text:p text:style-name="P375">AK286422131BR</text:p>
        </text:list-item>
        <text:list-item>
          <text:p text:style-name="P376">AK286452646BR</text:p>
        </text:list-item>
        <text:list-item>
          <text:p text:style-name="P377">AK286298607BR</text:p>
        </text:list-item>
        <text:list-item>
          <text:p text:style-name="P378">AK286253089BR</text:p>
        </text:list-item>
        <text:list-item>
          <text:p text:style-name="P379">AA241983128BR</text:p>
        </text:list-item>
        <text:list-item>
          <text:p text:style-name="P380">AK286620018BR</text:p>
        </text:list-item>
        <text:list-item>
          <text:p text:style-name="P381">AK285841636BR</text:p>
        </text:list-item>
        <text:list-item>
          <text:p text:style-name="P382">AK285862786BR</text:p>
        </text:list-item>
        <text:list-item>
          <text:p text:style-name="P383">AA178140167BR</text:p>
        </text:list-item>
        <text:list-item>
          <text:p text:style-name="P384">AA242047494BR</text:p>
        </text:list-item>
        <text:list-item>
          <text:p text:style-name="P385">AK110367494BR</text:p>
        </text:list-item>
        <text:list-item>
          <text:p text:style-name="P386">AK286273021BR</text:p>
        </text:list-item>
        <text:list-item>
          <text:p text:style-name="P387">AK286031921BR</text:p>
        </text:list-item>
        <text:list-item>
          <text:p text:style-name="P388">AK110334712BR</text:p>
        </text:list-item>
        <text:list-item>
          <text:p text:style-name="P389">AK286514527BR</text:p>
        </text:list-item>
        <text:list-item>
          <text:p text:style-name="P390">AK286933634BR</text:p>
        </text:list-item>
        <text:list-item>
          <text:p text:style-name="P391">AA239844462BR</text:p>
        </text:list-item>
        <text:list-item>
          <text:p text:style-name="P392">AK285484188BR</text:p>
        </text:list-item>
        <text:list-item>
          <text:p text:style-name="P393">AK286554937BR</text:p>
        </text:list-item>
        <text:list-item>
          <text:p text:style-name="P394">AA241289004BR</text:p>
        </text:list-item>
        <text:list-item>
          <text:p text:style-name="P395">AK286441405BR</text:p>
        </text:list-item>
        <text:list-item>
          <text:p text:style-name="P396">AK285910552BR</text:p>
        </text:list-item>
        <text:list-item>
          <text:p text:style-name="P397">AA239944885BR</text:p>
        </text:list-item>
        <text:list-item>
          <text:p text:style-name="P398">AK286542085BR</text:p>
        </text:list-item>
        <text:list-item>
          <text:p text:style-name="P399">AK286542275BR</text:p>
        </text:list-item>
        <text:list-item>
          <text:p text:style-name="P400">AA239844184BR</text:p>
        </text:list-item>
        <text:list-item>
          <text:p text:style-name="P401">AK286230159BR</text:p>
        </text:list-item>
        <text:list-item>
          <text:p text:style-name="P402">AK286888780BR</text:p>
        </text:list-item>
        <text:list-item>
          <text:p text:style-name="P403">AK285402008BR</text:p>
        </text:list-item>
        <text:list-item>
          <text:p text:style-name="P404">AK110343382BR</text:p>
        </text:list-item>
        <text:list-item>
          <text:p text:style-name="P405">AK285857830BR</text:p>
        </text:list-item>
        <text:list-item>
          <text:p text:style-name="P406">AK286562403BR</text:p>
        </text:list-item>
        <text:list-item>
          <text:p text:style-name="P407">AK286682264BR</text:p>
        </text:list-item>
        <text:list-item>
          <text:p text:style-name="P408">AK285363701BR</text:p>
        </text:list-item>
        <text:list-item>
          <text:p text:style-name="P409">AA178170380BR</text:p>
        </text:list-item>
        <text:list-item>
          <text:p text:style-name="P410">AK285666398BR</text:p>
        </text:list-item>
        <text:list-item>
          <text:p text:style-name="P411">AK285812422BR</text:p>
        </text:list-item>
        <text:list-item>
          <text:p text:style-name="P412">AK286486429BR</text:p>
        </text:list-item>
        <text:list-item>
          <text:p text:style-name="P413">AK285047681BR</text:p>
        </text:list-item>
        <text:list-item>
          <text:p text:style-name="P414">AK284660884BR</text:p>
        </text:list-item>
        <text:list-item>
          <text:p text:style-name="P415">AK285584699BR</text:p>
        </text:list-item>
        <text:list-item>
          <text:p text:style-name="P416">AK285721236BR</text:p>
        </text:list-item>
        <text:list-item>
          <text:p text:style-name="P417">AK284973026BR</text:p>
        </text:list-item>
        <text:list-item>
          <text:p text:style-name="P418">AA242744420BR</text:p>
        </text:list-item>
        <text:list-item>
          <text:p text:style-name="P419">AK286396391BR</text:p>
        </text:list-item>
        <text:list-item>
          <text:p text:style-name="P420">AK286807769BR</text:p>
        </text:list-item>
        <text:list-item>
          <text:p text:style-name="P421">AA242843997BR</text:p>
        </text:list-item>
        <text:list-item>
          <text:p text:style-name="P422">AK285975301BR</text:p>
        </text:list-item>
        <text:list-item>
          <text:p text:style-name="P423">AA241745273BR</text:p>
        </text:list-item>
        <text:list-item>
          <text:p text:style-name="P424">AK285599251BR</text:p>
        </text:list-item>
        <text:list-item>
          <text:p text:style-name="P425">AK285688699BR</text:p>
        </text:list-item>
        <text:list-item>
          <text:p text:style-name="P426">AA241665990BR</text:p>
        </text:list-item>
        <text:list-item>
          <text:p text:style-name="P427">AK286775200BR</text:p>
        </text:list-item>
        <text:list-item>
          <text:p text:style-name="P428">AK284291124BR</text:p>
        </text:list-item>
        <text:list-item>
          <text:p text:style-name="P429">AK283001143BR</text:p>
        </text:list-item>
        <text:list-item>
          <text:p text:style-name="P430">AA241710711BR</text:p>
        </text:list-item>
        <text:list-item>
          <text:p text:style-name="P431">AK286300376BR</text:p>
        </text:list-item>
        <text:list-item>
          <text:p text:style-name="P432">AK286298624BR</text:p>
        </text:list-item>
        <text:list-item>
          <text:p text:style-name="P433">AK110387162BR</text:p>
        </text:list-item>
        <text:list-item>
          <text:p text:style-name="P434">AK285556619BR</text:p>
        </text:list-item>
        <text:list-item>
          <text:p text:style-name="P435">AA240935157BR</text:p>
        </text:list-item>
        <text:list-item>
          <text:p text:style-name="P436">AK286581800BR</text:p>
        </text:list-item>
        <text:list-item>
          <text:p text:style-name="P437">AK286105315BR</text:p>
        </text:list-item>
        <text:list-item>
          <text:p text:style-name="P438">AK285331814BR</text:p>
        </text:list-item>
        <text:list-item>
          <text:p text:style-name="P439">AK286574582BR</text:p>
        </text:list-item>
        <text:list-item>
          <text:p text:style-name="P440">AK285980329BR</text:p>
        </text:list-item>
        <text:list-item>
          <text:p text:style-name="P441">AK286494969BR</text:p>
        </text:list-item>
        <text:list-item>
          <text:p text:style-name="P442">AA242568566BR</text:p>
        </text:list-item>
        <text:list-item>
          <text:p text:style-name="P443">AK286274150BR</text:p>
        </text:list-item>
        <text:list-item>
          <text:p text:style-name="P444">AK286768478BR</text:p>
        </text:list-item>
        <text:list-item>
          <text:p text:style-name="P445">AA241220050BR</text:p>
        </text:list-item>
        <text:list-item>
          <text:p text:style-name="P446">AA178149529BR</text:p>
        </text:list-item>
        <text:list-item>
          <text:p text:style-name="P447">AK110383801BR</text:p>
        </text:list-item>
        <text:list-item>
          <text:p text:style-name="P448">AA242169405BR</text:p>
        </text:list-item>
        <text:list-item>
          <text:p text:style-name="P449">AK284643166BR</text:p>
        </text:list-item>
        <text:list-item>
          <text:p text:style-name="P450">AK285813839BR</text:p>
        </text:list-item>
        <text:list-item>
          <text:p text:style-name="P451">AK285488922BR</text:p>
        </text:list-item>
        <text:list-item>
          <text:p text:style-name="P452">AA241561014BR</text:p>
        </text:list-item>
        <text:list-item>
          <text:p text:style-name="P453">AK286335361BR</text:p>
        </text:list-item>
        <text:list-item>
          <text:p text:style-name="P454">AA242552447BR</text:p>
        </text:list-item>
        <text:list-item>
          <text:p text:style-name="P455">AK284985157BR</text:p>
        </text:list-item>
        <text:list-item>
          <text:p text:style-name="P456">AK286799515BR</text:p>
        </text:list-item>
        <text:list-item>
          <text:p text:style-name="P457">AK286377300BR</text:p>
        </text:list-item>
        <text:list-item>
          <text:p text:style-name="P458">AK286446040BR</text:p>
        </text:list-item>
        <text:list-item>
          <text:p text:style-name="P459">AK286224391BR</text:p>
        </text:list-item>
        <text:list-item>
          <text:p text:style-name="P460">AK285807484BR</text:p>
        </text:list-item>
        <text:list-item>
          <text:p text:style-name="P461">AK110389588BR</text:p>
        </text:list-item>
        <text:list-item>
          <text:p text:style-name="P462">AK285756972BR</text:p>
        </text:list-item>
        <text:list-item>
          <text:p text:style-name="P463">AK285805700BR</text:p>
        </text:list-item>
        <text:list-item>
          <text:p text:style-name="P464">AK285797963BR</text:p>
        </text:list-item>
        <text:list-item>
          <text:p text:style-name="P465">AK285018230BR</text:p>
        </text:list-item>
        <text:list-item>
          <text:p text:style-name="P466">AK110363489BR</text:p>
        </text:list-item>
        <text:list-item>
          <text:p text:style-name="P467">AK110394265BR</text:p>
        </text:list-item>
        <text:list-item>
          <text:p text:style-name="P468">AK285732857BR</text:p>
        </text:list-item>
        <text:list-item>
          <text:p text:style-name="P469">AK285947380BR</text:p>
        </text:list-item>
        <text:list-item>
          <text:p text:style-name="P470">AA241352427BR</text:p>
        </text:list-item>
        <text:list-item>
          <text:p text:style-name="P471">AA241826122BR</text:p>
        </text:list-item>
        <text:list-item>
          <text:p text:style-name="P472">AK286095003BR</text:p>
        </text:list-item>
        <text:list-item>
          <text:p text:style-name="P473">AA242094392BR</text:p>
        </text:list-item>
        <text:list-item>
          <text:p text:style-name="P474">AK286284523BR</text:p>
        </text:list-item>
        <text:list-item>
          <text:p text:style-name="P475">AK286241205BR</text:p>
        </text:list-item>
        <text:list-item>
          <text:p text:style-name="P476">AA242056615BR</text:p>
        </text:list-item>
        <text:list-item>
          <text:p text:style-name="P477">AK286983984BR</text:p>
        </text:list-item>
        <text:list-item>
          <text:p text:style-name="P478">AK286066510BR</text:p>
        </text:list-item>
        <text:list-item>
          <text:p text:style-name="P479">AK286326550BR</text:p>
        </text:list-item>
        <text:list-item>
          <text:p text:style-name="P480">AK286470551BR</text:p>
        </text:list-item>
        <text:list-item>
          <text:p text:style-name="P481">AK286464851BR</text:p>
        </text:list-item>
        <text:list-item>
          <text:p text:style-name="P482">AA242172758BR</text:p>
        </text:list-item>
        <text:list-item>
          <text:p text:style-name="P483">AK286411363BR</text:p>
        </text:list-item>
        <text:list-item>
          <text:p text:style-name="P484">AK286770026BR</text:p>
        </text:list-item>
        <text:list-item>
          <text:p text:style-name="P485">AK286766035BR</text:p>
        </text:list-item>
        <text:list-item>
          <text:p text:style-name="P486">AK286615211BR</text:p>
        </text:list-item>
        <text:list-item>
          <text:p text:style-name="P487">AK286769195BR</text:p>
        </text:list-item>
        <text:list-item>
          <text:p text:style-name="P488">AK286226959BR</text:p>
        </text:list-item>
        <text:list-item>
          <text:p text:style-name="P489">AK286220718BR</text:p>
        </text:list-item>
        <text:list-item>
          <text:p text:style-name="P490">AK286139631BR</text:p>
        </text:list-item>
        <text:list-item>
          <text:p text:style-name="P491">AK286077852BR</text:p>
        </text:list-item>
        <text:list-item>
          <text:p text:style-name="P492">AK287304768BR</text:p>
        </text:list-item>
        <text:list-item>
          <text:p text:style-name="P493">AA243065361BR</text:p>
        </text:list-item>
        <text:list-item>
          <text:p text:style-name="P494">AA243200778BR</text:p>
        </text:list-item>
        <text:list-item>
          <text:p text:style-name="P495">AK287998526BR</text:p>
        </text:list-item>
        <text:list-item>
          <text:p text:style-name="P496">AA242527589BR</text:p>
        </text:list-item>
        <text:list-item>
          <text:p text:style-name="P497">AK284767554BR</text:p>
        </text:list-item>
        <text:list-item>
          <text:p text:style-name="P498">AA243899272BR</text:p>
        </text:list-item>
        <text:list-item>
          <text:p text:style-name="P499">AK288122320BR</text:p>
        </text:list-item>
        <text:list-item>
          <text:p text:style-name="P500">AA243821644BR</text:p>
        </text:list-item>
        <text:list-item>
          <text:p text:style-name="P501">AK288030915BR</text:p>
        </text:list-item>
        <text:list-item>
          <text:p text:style-name="P502">AK288151520BR</text:p>
        </text:list-item>
        <text:list-item>
          <text:p text:style-name="P503">AK288010924BR</text:p>
        </text:list-item>
        <text:list-item>
          <text:p text:style-name="P504">AK287147285BR</text:p>
        </text:list-item>
        <text:list-item>
          <text:p text:style-name="P505">AA243744443BR</text:p>
        </text:list-item>
        <text:list-item>
          <text:p text:style-name="P506">AK283945324BR</text:p>
        </text:list-item>
        <text:list-item>
          <text:p text:style-name="P507">AK283609835BR</text:p>
        </text:list-item>
        <text:list-item>
          <text:p text:style-name="P508">AK287775807BR</text:p>
        </text:list-item>
        <text:list-item>
          <text:p text:style-name="P509">AK110371879BR</text:p>
        </text:list-item>
        <text:list-item>
          <text:p text:style-name="P510">AK287004454BR</text:p>
        </text:list-item>
        <text:list-item>
          <text:p text:style-name="P511">AK287463469BR</text:p>
        </text:list-item>
        <text:list-item>
          <text:p text:style-name="P512">AA178156357BR</text:p>
        </text:list-item>
        <text:list-item>
          <text:p text:style-name="P513">AK285756345BR</text:p>
        </text:list-item>
        <text:list-item>
          <text:p text:style-name="P514">AK285748980BR</text:p>
        </text:list-item>
        <text:list-item>
          <text:p text:style-name="P515">AA242211536BR</text:p>
        </text:list-item>
        <text:list-item>
          <text:p text:style-name="P516">AA242057125BR</text:p>
        </text:list-item>
        <text:list-item>
          <text:p text:style-name="P517">AK286660745BR</text:p>
        </text:list-item>
        <text:list-item>
          <text:p text:style-name="P518">AK110385997BR</text:p>
        </text:list-item>
        <text:list-item>
          <text:p text:style-name="P519">AK110382602BR</text:p>
        </text:list-item>
        <text:list-item>
          <text:p text:style-name="P520">AK285028210BR</text:p>
        </text:list-item>
        <text:list-item>
          <text:p text:style-name="P521">AK110377531BR</text:p>
        </text:list-item>
        <text:list-item>
          <text:p text:style-name="P522">AK286568065BR</text:p>
        </text:list-item>
        <text:list-item>
          <text:p text:style-name="P523">AK285891218BR</text:p>
        </text:list-item>
        <text:list-item>
          <text:p text:style-name="P524">AA242216184BR</text:p>
        </text:list-item>
        <text:list-item>
          <text:p text:style-name="P525">AK286544912BR</text:p>
        </text:list-item>
        <text:list-item>
          <text:p text:style-name="P526">AA242258768BR</text:p>
        </text:list-item>
        <text:list-item>
          <text:p text:style-name="P527">AK286765220BR</text:p>
        </text:list-item>
        <text:list-item>
          <text:p text:style-name="P528">AA241960453BR</text:p>
        </text:list-item>
        <text:list-item>
          <text:p text:style-name="P529">AK286994165BR</text:p>
        </text:list-item>
        <text:list-item>
          <text:p text:style-name="P530">AK287311327BR</text:p>
        </text:list-item>
        <text:list-item>
          <text:p text:style-name="P531">AK285888616BR</text:p>
        </text:list-item>
        <text:list-item>
          <text:p text:style-name="P532">AK285969076BR</text:p>
        </text:list-item>
        <text:list-item>
          <text:p text:style-name="P533">AK286583805BR</text:p>
        </text:list-item>
        <text:list-item>
          <text:p text:style-name="P534">AK285747445BR</text:p>
        </text:list-item>
        <text:list-item>
          <text:p text:style-name="P535">AK285382816BR</text:p>
        </text:list-item>
        <text:list-item>
          <text:p text:style-name="P536">AA242388581BR</text:p>
        </text:list-item>
        <text:list-item>
          <text:p text:style-name="P537">AK286497483BR</text:p>
        </text:list-item>
        <text:list-item>
          <text:p text:style-name="P538">AK285846562BR</text:p>
        </text:list-item>
        <text:list-item>
          <text:p text:style-name="P539">AK110333685BR</text:p>
        </text:list-item>
        <text:list-item>
          <text:p text:style-name="P540">AK286766137BR</text:p>
        </text:list-item>
        <text:list-item>
          <text:p text:style-name="P541">AK286765255BR</text:p>
        </text:list-item>
        <text:list-item>
          <text:p text:style-name="P542">AK283130531BR</text:p>
        </text:list-item>
        <text:list-item>
          <text:p text:style-name="P543">AK286631302BR</text:p>
        </text:list-item>
        <text:list-item>
          <text:p text:style-name="P544">AK288074805BR</text:p>
        </text:list-item>
        <text:list-item>
          <text:p text:style-name="P545">AA241862677BR</text:p>
        </text:list-item>
        <text:list-item>
          <text:p text:style-name="P546">AA241861742BR</text:p>
        </text:list-item>
        <text:list-item>
          <text:p text:style-name="P547">AA241928427BR</text:p>
        </text:list-item>
        <text:list-item>
          <text:p text:style-name="P548">AA242621553BR</text:p>
        </text:list-item>
        <text:list-item>
          <text:p text:style-name="P549">AK286572136BR</text:p>
        </text:list-item>
        <text:list-item>
          <text:p text:style-name="P550">AK285947637BR</text:p>
        </text:list-item>
        <text:list-item>
          <text:p text:style-name="P551">AK286567198BR</text:p>
        </text:list-item>
        <text:list-item>
          <text:p text:style-name="P552">AK285596649BR</text:p>
        </text:list-item>
        <text:list-item>
          <text:p text:style-name="P553">AK286526295BR</text:p>
        </text:list-item>
        <text:list-item>
          <text:p text:style-name="P554">AK286278386BR</text:p>
        </text:list-item>
        <text:list-item>
          <text:p text:style-name="P555">AK286633348BR</text:p>
        </text:list-item>
        <text:list-item>
          <text:p text:style-name="P556">AA242316911BR</text:p>
        </text:list-item>
        <text:list-item>
          <text:p text:style-name="P557">AA242622987BR</text:p>
        </text:list-item>
        <text:list-item>
          <text:p text:style-name="P558">AK288098166BR</text:p>
        </text:list-item>
        <text:list-item>
          <text:p text:style-name="P559">AK285582755BR</text:p>
        </text:list-item>
        <text:list-item>
          <text:p text:style-name="P560">AA178163208BR</text:p>
        </text:list-item>
        <text:list-item>
          <text:p text:style-name="P561">AA243107455BR</text:p>
        </text:list-item>
        <text:list-item>
          <text:p text:style-name="P562">AK287460975BR</text:p>
        </text:list-item>
        <text:list-item>
          <text:p text:style-name="P563">AK283381628BR</text:p>
        </text:list-item>
        <text:list-item>
          <text:p text:style-name="P564">AA241762886BR</text:p>
        </text:list-item>
        <text:list-item>
          <text:p text:style-name="P565">AK283000562BR</text:p>
        </text:list-item>
        <text:list-item>
          <text:p text:style-name="P566">AK286268715BR</text:p>
        </text:list-item>
        <text:list-item>
          <text:p text:style-name="P567">AA239847897BR</text:p>
        </text:list-item>
        <text:list-item>
          <text:p text:style-name="P568">AK282999652BR</text:p>
        </text:list-item>
        <text:list-item>
          <text:p text:style-name="P569">AK110356647BR</text:p>
        </text:list-item>
        <text:list-item>
          <text:p text:style-name="P570">AK286941128BR</text:p>
        </text:list-item>
        <text:list-item>
          <text:p text:style-name="P571">AK110363841BR</text:p>
        </text:list-item>
        <text:list-item>
          <text:p text:style-name="P572">AK286015739BR</text:p>
        </text:list-item>
        <text:list-item>
          <text:p text:style-name="P573">AK110363444BR</text:p>
        </text:list-item>
        <text:list-item>
          <text:p text:style-name="P574">AK287908199BR</text:p>
        </text:list-item>
        <text:list-item>
          <text:p text:style-name="P575">AK110349875BR</text:p>
        </text:list-item>
        <text:list-item>
          <text:p text:style-name="P576">AA241306780BR</text:p>
        </text:list-item>
        <text:list-item>
          <text:p text:style-name="P577">AK287288787BR</text:p>
        </text:list-item>
        <text:list-item>
          <text:p text:style-name="P578">AK287089675BR</text:p>
        </text:list-item>
        <text:list-item>
          <text:p text:style-name="P579">AK287916456BR</text:p>
        </text:list-item>
        <text:list-item>
          <text:p text:style-name="P580">AK287878435BR</text:p>
        </text:list-item>
        <text:list-item>
          <text:p text:style-name="P581">AK287375923BR</text:p>
        </text:list-item>
        <text:list-item>
          <text:p text:style-name="P582">AK287974581BR</text:p>
        </text:list-item>
        <text:list-item>
          <text:p text:style-name="P583">AK287561483BR</text:p>
        </text:list-item>
        <text:list-item>
          <text:p text:style-name="P584">AK287391461BR</text:p>
        </text:list-item>
        <text:list-item>
          <text:p text:style-name="P585">AA243433962BR</text:p>
        </text:list-item>
        <text:list-item>
          <text:p text:style-name="P586">AK288023123BR</text:p>
        </text:list-item>
        <text:list-item>
          <text:p text:style-name="P587">AK287290865BR</text:p>
        </text:list-item>
        <text:list-item>
          <text:p text:style-name="P588">AK288179117BR</text:p>
        </text:list-item>
        <text:list-item>
          <text:p text:style-name="P589">AA243907827BR</text:p>
        </text:list-item>
        <text:list-item>
          <text:p text:style-name="P590">AA243669671BR</text:p>
        </text:list-item>
        <text:list-item>
          <text:p text:style-name="P591">AK288016065BR</text:p>
        </text:list-item>
        <text:list-item>
          <text:p text:style-name="P592">AK288377894BR</text:p>
        </text:list-item>
        <text:list-item>
          <text:p text:style-name="P593">AK288294571BR</text:p>
        </text:list-item>
        <text:list-item>
          <text:p text:style-name="P594">AK287193917BR</text:p>
        </text:list-item>
        <text:list-item>
          <text:p text:style-name="P595">AA243616824BR</text:p>
        </text:list-item>
        <text:list-item>
          <text:p text:style-name="P596">AK287268028BR</text:p>
        </text:list-item>
        <text:list-item>
          <text:p text:style-name="P597">AA243499425BR</text:p>
        </text:list-item>
        <text:list-item>
          <text:p text:style-name="P598">AK287748245BR</text:p>
        </text:list-item>
        <text:list-item>
          <text:p text:style-name="P599">AK287986386BR</text:p>
        </text:list-item>
        <text:list-item>
          <text:p text:style-name="P600">AK287355552BR</text:p>
        </text:list-item>
        <text:list-item>
          <text:p text:style-name="P601">AK287183319BR</text:p>
        </text:list-item>
        <text:list-item>
          <text:p text:style-name="P602">AK287471765BR</text:p>
        </text:list-item>
        <text:list-item>
          <text:p text:style-name="P603">AK287291415BR</text:p>
        </text:list-item>
        <text:list-item>
          <text:p text:style-name="P604">AK287495149BR</text:p>
        </text:list-item>
        <text:list-item>
          <text:p text:style-name="P605">AK287354353BR</text:p>
        </text:list-item>
        <text:list-item>
          <text:p text:style-name="P606">AK288272823BR</text:p>
        </text:list-item>
        <text:list-item>
          <text:p text:style-name="P607">AA243815428BR</text:p>
        </text:list-item>
        <text:list-item>
          <text:p text:style-name="P608">AA243724642BR</text:p>
        </text:list-item>
        <text:list-item>
          <text:p text:style-name="P609">AA243289395BR</text:p>
        </text:list-item>
        <text:list-item>
          <text:p text:style-name="P610">AA243819725BR</text:p>
        </text:list-item>
        <text:list-item>
          <text:p text:style-name="P611">AA240346385BR</text:p>
        </text:list-item>
        <text:list-item>
          <text:p text:style-name="P612">AK288425453BR</text:p>
        </text:list-item>
        <text:list-item>
          <text:p text:style-name="P613">AK286336115BR</text:p>
        </text:list-item>
        <text:list-item>
          <text:p text:style-name="P614">AA242115804BR</text:p>
        </text:list-item>
        <text:list-item>
          <text:p text:style-name="P615">AK286446190BR</text:p>
        </text:list-item>
        <text:list-item>
          <text:p text:style-name="P616">AK286340171BR</text:p>
        </text:list-item>
        <text:list-item>
          <text:p text:style-name="P617">AK286355193BR</text:p>
        </text:list-item>
        <text:list-item>
          <text:p text:style-name="P618">AK288153579BR</text:p>
        </text:list-item>
        <text:list-item>
          <text:p text:style-name="P619">AA243093535BR</text:p>
        </text:list-item>
        <text:list-item>
          <text:p text:style-name="P620">AA243440209BR</text:p>
        </text:list-item>
        <text:list-item>
          <text:p text:style-name="P621">AK288108858BR</text:p>
        </text:list-item>
        <text:list-item>
          <text:p text:style-name="P622">AA243256750BR</text:p>
        </text:list-item>
        <text:list-item>
          <text:p text:style-name="P623">AK285597701BR</text:p>
        </text:list-item>
        <text:list-item>
          <text:p text:style-name="P624"><text:span text:style-name="T625">AA242153277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6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Agost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321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6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Agost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8-06T19:32:00Z</meta:creation-date>
    <dc:date>2024-08-06T19:3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8" meta:word-count="702" meta:character-count="4486" meta:row-count="31" meta:non-whitespace-character-count="3792"/>
  </office:meta>
</office:document-meta>
</file>